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201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0136" calcext:value-type="float">
            <text:p>81.8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201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200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200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200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9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9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9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9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8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8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8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8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8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1901</text:p>
          </table:table-cell>
          <table:table-cell office:value-type="string" calcext:value-type="string">
            <text:p>198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